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( String name , String value , @ Nullable Consumer &lt; HttpHeaders &gt; headers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ea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